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e5ca" draw:textarea-horizontal-align="justify" draw:textarea-vertical-align="middle" draw:auto-grow-height="false" fo:min-height="0.742cm" fo:min-width="8.3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e5ca" draw:textarea-horizontal-align="justify" draw:textarea-vertical-align="middle" draw:auto-grow-height="false" fo:min-height="0.742cm" fo:min-width="3.918cm"/>
    </style:style>
    <style:style style:name="gr6" style:family="graphic" style:parent-style-name="standard">
      <style:graphic-properties draw:fill-color="#dfcce4" draw:textarea-horizontal-align="justify" draw:textarea-vertical-align="middle" draw:auto-grow-height="false" fo:min-height="0.742cm" fo:min-width="8.337cm"/>
    </style:style>
    <style:style style:name="gr7" style:family="graphic" style:parent-style-name="standard">
      <style:graphic-properties draw:fill-color="#ffe5ca" draw:textarea-horizontal-align="justify" draw:textarea-vertical-align="middle" draw:auto-grow-height="false" fo:min-height="0.742cm" fo:min-width="1.709cm"/>
    </style:style>
    <style:style style:name="gr8" style:family="graphic" style:parent-style-name="standard">
      <style:graphic-properties draw:fill-color="#dfcce4" draw:textarea-horizontal-align="justify" draw:textarea-vertical-align="middle" draw:auto-grow-height="false" fo:min-height="0.742cm" fo:min-width="8.336cm"/>
    </style:style>
    <style:style style:name="gr9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fcce4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8.837cm" svg:height="0.992cm" svg:x="5.801cm" svg:y="3.415cm">
          <text:p text:style-name="P1"><text:span text:style-name="T1">qi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5.71cm" svg:y="1.698cm">
          <draw:text-box>
            <text:p><text:span text:style-name="T2">0</text:span></text:p>
          </draw:text-box>
        </draw:frame>
        <draw:frame draw:style-name="gr2" draw:text-style-name="P3" draw:layer="layout" svg:width="0.739cm" svg:height="0.725cm" svg:x="7.888cm" svg:y="1.698cm">
          <draw:text-box>
            <text:p><text:span text:style-name="T2">8</text:span></text:p>
          </draw:text-box>
        </draw:frame>
        <draw:frame draw:style-name="gr2" draw:text-style-name="P5" draw:layer="layout" svg:width="0.976cm" svg:height="0.725cm" svg:x="14.538cm" svg:y="1.698cm">
          <draw:text-box>
            <text:p text:style-name="P4"><text:span text:style-name="T2">31</text:span></text:p>
          </draw:text-box>
        </draw:frame>
        <draw:line draw:style-name="gr3" draw:text-style-name="P6" draw:layer="layout" svg:x1="15.529cm" svg:y1="3.879cm" svg:x2="17.904cm" svg:y2="3.909cm">
          <text:p/>
        </draw:line>
        <draw:frame draw:style-name="gr2" draw:text-style-name="P7" draw:layer="layout" svg:width="2.369cm" svg:height="0.962cm" svg:x="18.236cm" svg:y="3.428cm">
          <draw:text-box>
            <text:p>Server</text:p>
          </draw:text-box>
        </draw:frame>
        <draw:line draw:style-name="gr3" draw:text-style-name="P6" draw:layer="layout" svg:x1="3.63cm" svg:y1="3.718cm" svg:x2="5.04cm" svg:y2="3.718cm">
          <text:p/>
        </draw:line>
        <draw:frame draw:style-name="gr2" draw:text-style-name="P7" draw:layer="layout" svg:width="2.119cm" svg:height="0.962cm" svg:x="1.538cm" svg:y="3.244cm">
          <draw:text-box>
            <text:p>Client</text:p>
          </draw:text-box>
        </draw:frame>
        <draw:line draw:style-name="gr4" draw:text-style-name="P6" draw:layer="layout" svg:x1="10.22cm" svg:y1="2.423cm" svg:x2="10.22cm" svg:y2="1.858cm">
          <text:p/>
        </draw:line>
        <draw:line draw:style-name="gr4" draw:text-style-name="P6" draw:layer="layout" svg:x1="14.638cm" svg:y1="2.423cm" svg:x2="14.638cm" svg:y2="1.831cm">
          <text:p/>
        </draw:line>
        <draw:line draw:style-name="gr4" draw:text-style-name="P6" draw:layer="layout" svg:x1="5.802cm" svg:y1="2.423cm" svg:x2="5.802cm" svg:y2="1.818cm">
          <text:p/>
        </draw:line>
        <draw:frame draw:style-name="gr2" draw:text-style-name="P3" draw:layer="layout" svg:width="0.739cm" svg:height="0.725cm" svg:x="5.776cm" svg:y="6.17cm">
          <draw:text-box>
            <text:p><text:span text:style-name="T2">0</text:span></text:p>
          </draw:text-box>
        </draw:frame>
        <draw:line draw:style-name="gr4" draw:text-style-name="P6" draw:layer="layout" svg:x1="14.612cm" svg:y1="6.895cm" svg:x2="14.612cm" svg:y2="6.303cm">
          <text:p/>
        </draw:line>
        <draw:line draw:style-name="gr4" draw:text-style-name="P6" draw:layer="layout" svg:x1="5.776cm" svg:y1="6.895cm" svg:x2="5.776cm" svg:y2="6.29cm">
          <text:p/>
        </draw:line>
        <draw:custom-shape draw:style-name="gr5" draw:text-style-name="P2" draw:layer="layout" svg:width="4.418cm" svg:height="0.992cm" svg:x="10.22cm" svg:y="2.423cm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8.837cm" svg:height="0.992cm" svg:x="5.801cm" svg:y="4.407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011cm" svg:y1="2.423cm" svg:x2="8.011cm" svg:y2="1.831cm">
          <text:p/>
        </draw:line>
        <draw:custom-shape draw:style-name="gr7" draw:text-style-name="P2" draw:layer="layout" svg:width="2.209cm" svg:height="0.992cm" svg:x="8.011cm" svg:y="2.423cm">
          <text:p text:style-name="P1"><text:span text:style-name="T1">au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209cm" svg:height="0.992cm" svg:x="5.802cm" svg:y="2.423cm">
          <text:p text:style-name="P1"><text:span text:style-name="T1">co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6cm" svg:height="0.725cm" svg:x="10.12cm" svg:y="1.698cm">
          <draw:text-box>
            <text:p text:style-name="P4"><text:span text:style-name="T2">16</text:span></text:p>
          </draw:text-box>
        </draw:frame>
        <draw:custom-shape draw:style-name="gr8" draw:text-style-name="P8" draw:layer="layout" svg:width="8.836cm" svg:height="0.992cm" svg:x="5.776cm" svg:y="6.895cm">
          <text:p text:style-name="P1"><text:span text:style-name="T1">game_action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194cm" svg:y1="6.895cm" svg:x2="10.194cm" svg:y2="6.303cm">
          <text:p/>
        </draw:line>
        <draw:frame draw:style-name="gr2" draw:text-style-name="P5" draw:layer="layout" svg:width="0.976cm" svg:height="0.725cm" svg:x="10.194cm" svg:y="6.17cm">
          <draw:text-box>
            <text:p text:style-name="P4"><text:span text:style-name="T2">16</text:span></text:p>
          </draw:text-box>
        </draw:frame>
        <draw:frame draw:style-name="gr2" draw:text-style-name="P5" draw:layer="layout" svg:width="0.976cm" svg:height="0.725cm" svg:x="14.612cm" svg:y="6.17cm">
          <draw:text-box>
            <text:p text:style-name="P4"><text:span text:style-name="T2">31</text:span></text:p>
          </draw:text-box>
        </draw:frame>
        <draw:custom-shape draw:style-name="gr1" draw:text-style-name="P2" draw:layer="layout" svg:width="8.837cm" svg:height="0.992cm" svg:x="5.734cm" svg:y="11.089cm">
          <text:p text:style-name="P1"><text:span text:style-name="T1">qi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5.643cm" svg:y="9.372cm">
          <draw:text-box>
            <text:p><text:span text:style-name="T2">0</text:span></text:p>
          </draw:text-box>
        </draw:frame>
        <draw:frame draw:style-name="gr2" draw:text-style-name="P3" draw:layer="layout" svg:width="0.739cm" svg:height="0.725cm" svg:x="7.821cm" svg:y="9.372cm">
          <draw:text-box>
            <text:p><text:span text:style-name="T2">8</text:span></text:p>
          </draw:text-box>
        </draw:frame>
        <draw:frame draw:style-name="gr2" draw:text-style-name="P5" draw:layer="layout" svg:width="0.976cm" svg:height="0.725cm" svg:x="14.471cm" svg:y="9.372cm">
          <draw:text-box>
            <text:p text:style-name="P4"><text:span text:style-name="T2">31</text:span></text:p>
          </draw:text-box>
        </draw:frame>
        <draw:line draw:style-name="gr4" draw:text-style-name="P6" draw:layer="layout" svg:x1="10.153cm" svg:y1="10.097cm" svg:x2="10.153cm" svg:y2="9.532cm">
          <text:p/>
        </draw:line>
        <draw:line draw:style-name="gr4" draw:text-style-name="P6" draw:layer="layout" svg:x1="14.571cm" svg:y1="10.097cm" svg:x2="14.571cm" svg:y2="9.505cm">
          <text:p/>
        </draw:line>
        <draw:line draw:style-name="gr4" draw:text-style-name="P6" draw:layer="layout" svg:x1="5.735cm" svg:y1="10.097cm" svg:x2="5.735cm" svg:y2="9.492cm">
          <text:p/>
        </draw:line>
        <draw:custom-shape draw:style-name="gr5" draw:text-style-name="P2" draw:layer="layout" svg:width="4.418cm" svg:height="0.992cm" svg:x="10.153cm" svg:y="10.097cm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8.837cm" svg:height="0.992cm" svg:x="5.734cm" svg:y="12.08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944cm" svg:y1="10.097cm" svg:x2="7.944cm" svg:y2="9.505cm">
          <text:p/>
        </draw:line>
        <draw:custom-shape draw:style-name="gr7" draw:text-style-name="P2" draw:layer="layout" svg:width="2.209cm" svg:height="0.992cm" svg:x="7.944cm" svg:y="10.097cm">
          <text:p text:style-name="P1"><text:span text:style-name="T1">resp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209cm" svg:height="0.992cm" svg:x="5.735cm" svg:y="10.097cm">
          <text:p text:style-name="P1"><text:span text:style-name="T1">co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6cm" svg:height="0.725cm" svg:x="10.053cm" svg:y="9.372cm">
          <draw:text-box>
            <text:p text:style-name="P4"><text:span text:style-name="T2">16</text:span></text:p>
          </draw:text-box>
        </draw:frame>
        <draw:line draw:style-name="gr3" draw:text-style-name="P6" draw:layer="layout" svg:x1="3.862cm" svg:y1="11.523cm" svg:x2="5.272cm" svg:y2="11.523cm">
          <text:p/>
        </draw:line>
        <draw:frame draw:style-name="gr2" draw:text-style-name="P7" draw:layer="layout" svg:width="2.119cm" svg:height="0.962cm" svg:x="17.811cm" svg:y="10.85cm">
          <draw:text-box>
            <text:p>Client</text:p>
          </draw:text-box>
        </draw:frame>
        <draw:line draw:style-name="gr3" draw:text-style-name="P6" draw:layer="layout" svg:x1="15.264cm" svg:y1="11.419cm" svg:x2="17.639cm" svg:y2="11.449cm">
          <text:p/>
        </draw:line>
        <draw:frame draw:style-name="gr2" draw:text-style-name="P7" draw:layer="layout" svg:width="2.369cm" svg:height="0.962cm" svg:x="1.336cm" svg:y="10.935cm">
          <draw:text-box>
            <text:p>Server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9T19:24:17.767446716</meta:creation-date>
    <dc:date>2021-08-09T20:40:54.591623379</dc:date>
    <meta:editing-duration>PT5M22S</meta:editing-duration>
    <meta:editing-cycles>1</meta:editing-cycles>
    <meta:document-statistic meta:object-count="64"/>
    <meta:generator>LibreOffice/6.0.7.3$Linux_X86_64 LibreOffice_project/00m0$Build-3</meta:generator>
  </office:meta>
</office:document-meta>
</file>